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t</mi>
            <mrow>
              <mi/>
              <mo stretchy="false">=</mo>
              <mi/>
            </mrow>
            <mn>0</mn>
            <mi/>
            <mtext>:</mtext>
            <mi/>
            <mi>I</mi>
            <mrow>
              <mi/>
              <mo stretchy="false">=</mo>
              <mi/>
            </mrow>
            <mn>0</mn>
            <mi/>
            <mtext>,</mtext>
            <mi/>
            <msub>
              <mi>U</mi>
              <mi>C</mi>
            </msub>
            <mi/>
            <mtext> maximal</mtext>
            <mi/>
            <mo stretchy="false">⇒</mo>
            <mi/>
            <msub>
              <mi>W</mi>
              <mtext>m</mtext>
            </msub>
            <mrow>
              <mi/>
              <mo stretchy="false">=</mo>
              <mi/>
            </mrow>
            <mn>0</mn>
            <mi/>
            <mtext>,</mtext>
            <mi/>
            <mtext> nur </mtext>
            <mi/>
            <msub>
              <mi>W</mi>
              <mtext>e</mtext>
            </msub>
            <mrow>
              <mi/>
              <mo stretchy="false">≠</mo>
              <mi/>
            </mrow>
            <mn>0</mn>
            <mi/>
            <mtext>,</mtext>
          </mrow>
        </mtd>
      </mtr>
      <mtr>
        <mtd>
          <mrow>
            <mi>t</mi>
            <mrow>
              <mi/>
              <mo stretchy="false">=</mo>
              <mi/>
            </mrow>
            <mrow>
              <msub>
                <mo stretchy="false">τ</mo>
                <mn>0</mn>
              </msub>
              <mo stretchy="false">/</mo>
              <mn>4</mn>
            </mrow>
            <mi/>
            <mtext>:</mtext>
            <mi/>
            <msub>
              <mi>U</mi>
              <mi>C</mi>
            </msub>
            <mrow>
              <mi/>
              <mo stretchy="false">=</mo>
              <mi/>
            </mrow>
            <mn>0</mn>
            <mi/>
            <mtext>,</mtext>
            <mi/>
            <mi>I</mi>
            <mi/>
            <mtext> maximal</mtext>
            <mi/>
            <mo stretchy="false">⇒</mo>
            <mi/>
            <msub>
              <mi>W</mi>
              <mtext>e</mtext>
            </msub>
            <mrow>
              <mi/>
              <mo stretchy="false">=</mo>
              <mi/>
            </mrow>
            <mn>0</mn>
            <mi/>
            <mtext>,</mtext>
            <mi/>
            <mtext> nur </mtext>
            <mi/>
            <msub>
              <mi>W</mi>
              <mtext>m</mtext>
            </msub>
            <mrow>
              <mi/>
              <mo stretchy="false">≠</mo>
              <mi/>
            </mrow>
            <mn>0</mn>
            <mi/>
            <mtext>,</mtext>
          </mrow>
        </mtd>
      </mtr>
      <mtr>
        <mtd>
          <mrow>
            <mi>t</mi>
            <mrow>
              <mi/>
              <mo stretchy="false">=</mo>
              <mi/>
            </mrow>
            <mrow>
              <msub>
                <mo stretchy="false">τ</mo>
                <mn>0</mn>
              </msub>
              <mo stretchy="false">/</mo>
              <mn>2</mn>
            </mrow>
            <mi/>
            <mtext>:</mtext>
            <mi/>
            <mi>I</mi>
            <mrow>
              <mi/>
              <mo stretchy="false">=</mo>
              <mi/>
            </mrow>
            <mn>0</mn>
            <mi/>
            <mtext>,</mtext>
            <mi/>
            <msub>
              <mi>U</mi>
              <mi>C</mi>
            </msub>
            <mi/>
            <mtext> maximal</mtext>
            <mi/>
            <mtext>(Kondensator, aber entgegengesetzt</mtext>
          </mrow>
        </mtd>
      </mtr>
      <mtr>
        <mtd>
          <mrow>
            <mi/>
            <mtext>zum Fall </mtext>
            <mi>t</mi>
            <mrow>
              <mi/>
              <mo stretchy="false">=</mo>
              <mi/>
            </mrow>
            <mn>0</mn>
            <mtext> aufgeladen)</mtext>
            <mi/>
            <mo stretchy="false">⇒</mo>
            <mi/>
            <msub>
              <mi>W</mi>
              <mtext>m</mtext>
            </msub>
            <mrow>
              <mi/>
              <mo stretchy="false">=</mo>
              <mi/>
            </mrow>
            <mn>0</mn>
            <mi/>
            <mtext>,</mtext>
            <mi/>
            <mtext> nur </mtext>
            <mi/>
            <msub>
              <mi>W</mi>
              <mtext>e</mtext>
            </msub>
            <mrow>
              <mi/>
              <mo stretchy="false">≠</mo>
              <mi/>
            </mrow>
            <mn>0</mn>
            <mi/>
            <mtext>,</mtext>
          </mrow>
        </mtd>
      </mtr>
      <mtr>
        <mtd>
          <mrow>
            <mi>t</mi>
            <mrow>
              <mi/>
              <mo stretchy="false">=</mo>
              <mi/>
            </mrow>
            <mrow>
              <mo stretchy="false">(</mo>
              <mrow>
                <mrow>
                  <mn>3</mn>
                  <mo stretchy="false">/</mo>
                  <mn>4</mn>
                </mrow>
              </mrow>
              <mo stretchy="false">)</mo>
            </mrow>
            <msub>
              <mo stretchy="false">τ</mo>
              <mn>0</mn>
            </msub>
            <mi/>
            <mtext>:</mtext>
            <mi/>
            <msub>
              <mi>U</mi>
              <mi>C</mi>
            </msub>
            <mrow>
              <mi/>
              <mo stretchy="false">=</mo>
              <mi/>
            </mrow>
            <mn>0</mn>
            <mi/>
            <mtext>,</mtext>
            <mi/>
            <mi>I</mi>
            <mi/>
            <mtext> maximal</mtext>
            <mi/>
            <mtext>(dem Strom bei </mtext>
            <mrow>
              <msub>
                <mo stretchy="false">τ</mo>
                <mn>0</mn>
              </msub>
              <mo stretchy="false">/</mo>
              <mn>4</mn>
            </mrow>
          </mrow>
        </mtd>
      </mtr>
      <mtr>
        <mtd>
          <mrow>
            <mi/>
            <mtext>aber entgegengerichtet)</mtext>
            <mi/>
            <mo stretchy="false">⇒</mo>
            <mi/>
            <msub>
              <mi>W</mi>
              <mtext>e</mtext>
            </msub>
            <mrow>
              <mi/>
              <mo stretchy="false">=</mo>
              <mi/>
            </mrow>
            <mn>0</mn>
            <mi/>
            <mtext>,</mtext>
            <mi/>
            <mtext> nur </mtext>
            <mi/>
            <msub>
              <mi>W</mi>
              <mtext>m</mtext>
            </msub>
            <mrow>
              <mi/>
              <mo stretchy="false">≠</mo>
              <mi/>
            </mrow>
            <mn>0</mn>
          </mrow>
        </mtd>
      </mtr>
    </mtable>
    <annotation encoding="StarMath 5.0">alignl t `=` 0 `":" ~~~~~~~~~~` I `=` 0 `","~ U_C `" maximal" ~drarrow~ W_"m" `=` 0 `","` " nur " ` W_"e" `&lt;&gt;` 0 `"," newline

alignl t `=` %itau_0 / 4 `":" ~~~~~ U_C `=` 0 `","~ I `" maximal" ~~```drarrow~ W_"e" `=` 0 `","` " nur " ` W_"m" `&lt;&gt;` 0 `"," newline

alignl t `=` %itau_0 / 2 `":" ~~~~~~~ I `=` 0 `","~ U_C `" maximal" ~ "(Kondensator, aber entgegengesetzt" newline
alignl ~~~~~~~~~~~~~~~~~~~~~~~~~~~~~~~~~~~~~~~~~ "zum Fall " t`=`0 " aufgeladen)" ~drarrow~ W_"m" `=` 0 `","` " nur " ` W_"e" `&lt;&gt;` 0 `"," newline

alignl t `=` (3/4) %itau_0 `":" ~~ U_C `=` 0 `","~ I `" maximal" ~ "(dem Strom bei " %itau _0 / 4 newline
alignl ~~~~~~~~~~~~~~~~~~~~~~~~~~~~~~~~~~~~~~~` "aber entgegengerichtet)" ~~~~```~drarrow~ W_"e" `=` 0 `","` " nur " ` W_"m" `&lt;&gt;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44:16.652000000</meta:creation-date>
    <meta:generator>LibreOffice/4.1.4.2$Windows_x86 LibreOffice_project/0a0440ccc0227ad9829de5f46be37cfb6edcf72</meta:generator>
  </office:meta>
</office:document-meta>
</file>